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OsgiServlet.invoke( HttpServletRequest request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OsgiServlet.SpringOsgiServlet( OsgiDestinationRegistry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sgiServle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sgiServlet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